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08cm" fo:min-width="3.003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188cm" fo:min-width="2.374cm"/>
    </style:style>
    <style:style style:name="gr3" style:family="graphic" style:parent-style-name="standard">
      <style:graphic-properties draw:stroke="none" draw:fill="none" draw:fill-color="#ffffff" fo:min-height="0.935cm" fo:min-width="10.59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99cm"/>
    </style:style>
    <style:style style:name="gr5" style:family="graphic" style:parent-style-name="standard">
      <style:graphic-properties draw:textarea-horizontal-align="justify" draw:textarea-vertical-align="middle" draw:auto-grow-height="false" fo:min-height="1.274cm" fo:min-width="2.421cm"/>
    </style:style>
    <style:style style:name="gr6" style:family="graphic" style:parent-style-name="standard">
      <style:graphic-properties draw:stroke="none" svg:stroke-color="#000000" draw:fill="none" draw:fill-color="#ffffff" fo:min-height="1.147cm" fo:min-width="3.81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084cm" fo:min-width="1.343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147cm" fo:min-width="9.616cm"/>
    </style:style>
    <style:style style:name="gr11" style:family="graphic" style:parent-style-name="standard">
      <style:graphic-properties draw:textarea-horizontal-align="justify" draw:textarea-vertical-align="middle" draw:auto-grow-height="false" fo:min-height="1.29cm" fo:min-width="1.1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12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UseCase" draw:style-name="dp1" draw:master-page-name="Default">
        <draw:custom-shape draw:style-name="gr1" draw:text-style-name="P2" draw:layer="layout" svg:width="4.953cm" svg:height="1.778cm" svg:x="5.572cm" svg:y="2.651cm">
          <text:p text:style-name="P1"><text:span text:style-name="T1">Tính theo n bài giống nha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064cm" svg:height="2.032cm" svg:x="5.064cm" svg:y="5.318cm">
          <text:p text:style-name="P1"><text:span text:style-name="T1">Tính 1 bài riê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1.098cm" svg:height="1.185cm" svg:x="5.841cm" svg:y="11.118cm">
          <draw:text-box>
            <text:p><text:span text:style-name="T2"><text:a xlink:href="https://www.draw.io/?state=%7B%22folderId%22:%221K4EuyHVkMLgPvCh1T9qOORwTr111-9vy%22,%22action%22:%22create%22,%22userId%22:%22111666741022049525256%22%7D#G1obCwnX8wxBl5UKxMLvgm5UAlkXDWwZO9" xlink:type="simple">Đang vẽ thử ở drawIo hg.dzungGmail</text:a></text:span></text:p>
          </draw:text-box>
        </draw:frame>
        <draw:frame draw:style-name="gr4" draw:text-style-name="P4" draw:layer="layout" svg:width="7.699cm" svg:height="0.962cm" svg:x="11.001cm" svg:y="1.254cm">
          <draw:text-box>
            <text:p><text:span text:style-name="T3">Use Case tính giá offset</text:span></text:p>
          </draw:text-box>
        </draw:frame>
      </draw:page>
      <draw:page draw:name="page2" draw:style-name="dp1" draw:master-page-name="Default">
        <draw:custom-shape draw:style-name="gr5" draw:text-style-name="P5" xml:id="id1" draw:id="id1" draw:layer="layout" svg:width="2.921cm" svg:height="1.524cm" svg:x="1cm" svg:y="3.032cm">
          <text:p text:style-name="P1"><text:span text:style-name="T4">Thiết lập một bài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6" draw:layer="layout" svg:width="4.318cm" svg:height="1.397cm" svg:x="8.874cm" svg:y="1cm">
          <draw:text-box>
            <text:p>Tính offset</text:p>
          </draw:text-box>
        </draw:frame>
        <draw:connector draw:style-name="gr7" draw:text-style-name="P7" draw:layer="layout" svg:x1="3.921cm" svg:y1="3.794cm" svg:x2="6.207cm" svg:y2="3.731cm" draw:start-shape="id1" draw:start-glue-point="7" draw:end-shape="id2" draw:end-glue-point="5" svg:d="M3921 3794h1143v-63h1143" svg:viewBox="0 0 2287 64">
          <text:p/>
        </draw:connector>
        <draw:custom-shape draw:style-name="gr5" draw:text-style-name="P5" xml:id="id3" draw:id="id3" draw:layer="layout" svg:width="2.921cm" svg:height="1.524cm" svg:x="12.938cm" svg:y="2.905cm">
          <text:p text:style-name="P1"><text:span text:style-name="T4">Enable Số lượng nhân bả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5" xml:id="id2" draw:id="id2" draw:layer="layout" svg:width="3.683cm" svg:height="2.667cm" svg:x="6.207cm" svg:y="2.397cm">
          <text:p text:style-name="P5">Bài nhân bản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9" draw:text-style-name="P7" draw:layer="layout" svg:x1="9.89cm" svg:y1="3.73cm" svg:x2="12.938cm" svg:y2="3.667cm" draw:start-shape="id2" draw:end-shape="id3" svg:d="M9890 3730h1524v-63h1524" svg:viewBox="0 0 3049 64">
          <text:p text:style-name="P1">Yes</text:p>
        </draw:connector>
        <draw:custom-shape draw:style-name="gr5" draw:text-style-name="P5" xml:id="id4" draw:id="id4" draw:layer="layout" svg:width="2.921cm" svg:height="1.524cm" svg:x="12.176cm" svg:y="5.699cm">
          <text:p text:style-name="P1"><text:span text:style-name="T4">Disable Số lượng nhân bả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7" draw:layer="layout" svg:x1="8.048cm" svg:y1="5.064cm" svg:x2="12.176cm" svg:y2="6.461cm" draw:start-shape="id2" draw:start-glue-point="6" draw:end-shape="id4" svg:d="M8048 5064v1397h4128" svg:viewBox="0 0 4129 1398">
          <text:p text:style-name="P1">No</text:p>
        </draw:connector>
        <draw:custom-shape draw:style-name="gr5" draw:text-style-name="P5" xml:id="id5" draw:id="id5" draw:layer="layout" svg:width="2.921cm" svg:height="1.524cm" svg:x="17.079cm" svg:y="2.905cm">
          <text:p text:style-name="P1"><text:span text:style-name="T4">Nhập số lượng bài nhân bả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7" draw:layer="layout" svg:x1="15.859cm" svg:y1="3.667cm" svg:x2="17.079cm" svg:y2="3.667cm" draw:start-shape="id3" draw:start-glue-point="7" draw:end-shape="id5" draw:end-glue-point="5" svg:d="M15859 3667h1220" svg:viewBox="0 0 1221 1">
          <text:p/>
        </draw:connector>
        <draw:custom-shape draw:style-name="gr5" draw:text-style-name="P5" xml:id="id6" draw:id="id6" draw:layer="layout" svg:width="2.921cm" svg:height="1.524cm" svg:x="17.002cm" svg:y="5.826cm">
          <text:p text:style-name="P1"><text:span text:style-name="T4">Số bài nhân bản =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7" draw:layer="layout" svg:x1="15.097cm" svg:y1="6.461cm" svg:x2="17.002cm" svg:y2="6.588cm" draw:start-shape="id4" draw:end-shape="id6" svg:d="M15097 6461h952v127h953" svg:viewBox="0 0 1906 128">
          <text:p/>
        </draw:connector>
      </draw:page>
      <draw:page draw:name="page3" draw:style-name="dp1" draw:master-page-name="Default">
        <draw:custom-shape draw:style-name="gr5" draw:text-style-name="P5" xml:id="id9" draw:id="id9" draw:layer="layout" svg:width="2.921cm" svg:height="1.524cm" svg:x="12.049cm" svg:y="2.524cm">
          <text:p text:style-name="P1"><text:span text:style-name="T4">A/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6" draw:layer="layout" svg:width="10.116cm" svg:height="1.397cm" svg:x="6.808cm" svg:y="1cm">
          <draw:text-box>
            <text:p>Dữ liệu offset in theo bài đơn</text:p>
          </draw:text-box>
        </draw:frame>
        <draw:custom-shape draw:style-name="gr11" draw:text-style-name="P5" xml:id="id8" draw:id="id8" draw:layer="layout" svg:width="2.286cm" svg:height="2.159cm" svg:x="5.826cm" svg:y="3.286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5" draw:text-style-name="P5" xml:id="id7" draw:id="id7" draw:layer="layout" svg:width="3.556cm" svg:height="1.905cm" svg:x="1cm" svg:y="3.54cm">
          <text:p text:style-name="P5">Dữ liệu bài in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7" draw:text-style-name="P7" draw:layer="layout" svg:x1="4.556cm" svg:y1="4.492cm" svg:x2="5.826cm" svg:y2="4.365cm" draw:start-shape="id7" draw:end-shape="id8" svg:d="M4556 4492h636v-127h634" svg:viewBox="0 0 1271 128">
          <text:p/>
        </draw:connector>
        <draw:connector draw:style-name="gr7" draw:text-style-name="P7" draw:layer="layout" svg:x1="6.969cm" svg:y1="3.286cm" svg:x2="12.049cm" svg:y2="3.286cm" draw:start-shape="id8" draw:start-glue-point="4" draw:end-shape="id9" draw:end-glue-point="5" svg:d="M6969 3286v-502h3112v502h1968" svg:viewBox="0 0 5081 503">
          <text:p/>
        </draw:connector>
        <draw:custom-shape draw:style-name="gr5" draw:text-style-name="P5" xml:id="id10" draw:id="id10" draw:layer="layout" svg:width="2.921cm" svg:height="1.524cm" svg:x="12.049cm" svg:y="4.81cm">
          <text:p text:style-name="P1"><text:span text:style-name="T4">Một mặ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1" draw:id="id11" draw:layer="layout" svg:width="2.921cm" svg:height="1.524cm" svg:x="12.049cm" svg:y="7.096cm">
          <text:p text:style-name="P1"><text:span text:style-name="T4">Tự trở Nhí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2" draw:id="id12" draw:layer="layout" svg:width="2.921cm" svg:height="1.524cm" svg:x="12.049cm" svg:y="9.382cm">
          <text:p text:style-name="P1"><text:span text:style-name="T4">Tự trở Tay kê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7" draw:layer="layout" svg:x1="7.778cm" svg:y1="3.602cm" svg:x2="12.049cm" svg:y2="5.572cm" draw:start-shape="id8" draw:start-glue-point="11" draw:end-shape="id10" draw:end-glue-point="5" svg:d="M7778 3602v-818h2303v2788h1968" svg:viewBox="0 0 4272 2789">
          <text:p/>
        </draw:connector>
        <draw:connector draw:style-name="gr7" draw:text-style-name="P7" draw:layer="layout" svg:x1="8.112cm" svg:y1="4.366cm" svg:x2="12.049cm" svg:y2="7.858cm" draw:start-shape="id8" draw:start-glue-point="10" draw:end-shape="id11" svg:d="M8112 4366h1969v3492h1968" svg:viewBox="0 0 3938 3493">
          <text:p/>
        </draw:connector>
        <draw:connector draw:style-name="gr7" draw:text-style-name="P7" draw:layer="layout" svg:x1="7.778cm" svg:y1="5.129cm" svg:x2="12.049cm" svg:y2="10.144cm" draw:start-shape="id8" draw:start-glue-point="9" draw:end-shape="id12" draw:end-glue-point="5" svg:d="M7778 5129v5015h4271" svg:viewBox="0 0 4272 5016">
          <text:p/>
        </draw:connector>
        <draw:custom-shape draw:style-name="gr5" draw:text-style-name="P5" xml:id="id14" draw:id="id14" draw:layer="layout" svg:width="2.921cm" svg:height="1.524cm" svg:x="11.16cm" svg:y="11.541cm">
          <text:p text:style-name="P1"><text:span text:style-name="T4">2 kẽ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5" draw:id="id15" draw:layer="layout" svg:width="2.921cm" svg:height="1.524cm" svg:x="11.16cm" svg:y="13.7cm">
          <text:p text:style-name="P1"><text:span text:style-name="T4">2 mặ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7" draw:id="id17" draw:layer="layout" svg:width="2.921cm" svg:height="1.524cm" svg:x="11.16cm" svg:y="15.859cm">
          <text:p text:style-name="P1"><text:span text:style-name="T4">1 kẽ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8" draw:id="id18" draw:layer="layout" svg:width="2.921cm" svg:height="1.524cm" svg:x="11.16cm" svg:y="18.018cm">
          <text:p text:style-name="P1"><text:span text:style-name="T4">1 mặ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20" draw:id="id20" draw:layer="layout" svg:width="2.921cm" svg:height="1.524cm" svg:x="11.16cm" svg:y="20.431cm">
          <text:p text:style-name="P1"><text:span text:style-name="T4">1 kẽ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21" draw:id="id21" draw:layer="layout" svg:width="2.921cm" svg:height="1.524cm" svg:x="11.16cm" svg:y="22.59cm">
          <text:p text:style-name="P1"><text:span text:style-name="T4">2 mặ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3" draw:id="id13" draw:layer="layout" svg:width="2.921cm" svg:height="1.524cm" svg:x="16.494cm" svg:y="12.303cm">
          <text:p text:style-name="P1"><text:span text:style-name="T4">ĐK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6" draw:id="id16" draw:layer="layout" svg:width="2.921cm" svg:height="1.524cm" svg:x="16.367cm" svg:y="16.621cm">
          <text:p text:style-name="P1"><text:span text:style-name="T4">ĐK 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9" draw:id="id19" draw:layer="layout" svg:width="2.921cm" svg:height="1.524cm" svg:x="16.367cm" svg:y="20.939cm">
          <text:p text:style-name="P1"><text:span text:style-name="T4">ĐK 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7" draw:layer="layout" svg:x1="14.97cm" svg:y1="3.286cm" svg:x2="19.415cm" svg:y2="13.065cm" draw:end-shape="id13" draw:end-glue-point="7" svg:d="M14970 3286h4946v9779h-501" svg:viewBox="0 0 4947 9780">
          <text:p/>
        </draw:connector>
        <draw:connector draw:style-name="gr7" draw:text-style-name="P7" draw:layer="layout" svg:x1="16.494cm" svg:y1="13.065cm" svg:x2="14.081cm" svg:y2="12.303cm" draw:start-shape="id13" draw:start-glue-point="5" draw:end-shape="id14" draw:end-glue-point="7" svg:d="M16494 13065h-1207v-762h-1206" svg:viewBox="0 0 2414 763">
          <text:p/>
        </draw:connector>
        <draw:connector draw:style-name="gr7" draw:text-style-name="P7" draw:layer="layout" svg:x1="16.494cm" svg:y1="13.065cm" svg:x2="14.081cm" svg:y2="14.462cm" draw:start-shape="id13" draw:start-glue-point="5" draw:end-shape="id15" draw:end-glue-point="7" svg:d="M16494 13065h-1207v1397h-1206" svg:viewBox="0 0 2414 1398">
          <text:p/>
        </draw:connector>
        <draw:connector draw:style-name="gr7" draw:text-style-name="P7" draw:layer="layout" svg:x1="16.367cm" svg:y1="17.383cm" svg:x2="14.081cm" svg:y2="16.621cm" draw:start-shape="id16" draw:start-glue-point="5" draw:end-shape="id17" svg:d="M16367 17383h-1143v-762h-1143" svg:viewBox="0 0 2287 763">
          <text:p/>
        </draw:connector>
        <draw:connector draw:style-name="gr7" draw:text-style-name="P7" draw:layer="layout" svg:x1="16.367cm" svg:y1="17.383cm" svg:x2="14.081cm" svg:y2="18.78cm" draw:start-shape="id16" draw:start-glue-point="5" draw:end-shape="id18" svg:d="M16367 17383h-1143v1397h-1143" svg:viewBox="0 0 2287 1398">
          <text:p/>
        </draw:connector>
        <draw:connector draw:style-name="gr7" draw:text-style-name="P7" draw:layer="layout" svg:x1="16.367cm" svg:y1="21.701cm" svg:x2="14.081cm" svg:y2="21.193cm" draw:start-shape="id19" draw:start-glue-point="5" draw:end-shape="id20" svg:d="M16367 21701h-1143v-508h-1143" svg:viewBox="0 0 2287 509">
          <text:p/>
        </draw:connector>
        <draw:connector draw:style-name="gr7" draw:text-style-name="P7" draw:layer="layout" svg:x1="16.367cm" svg:y1="21.701cm" svg:x2="14.081cm" svg:y2="23.352cm" draw:start-shape="id19" draw:start-glue-point="5" draw:end-shape="id21" svg:d="M16367 21701h-1143v1651h-1143" svg:viewBox="0 0 2287 16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6.2$Windows_X86_64 LibreOffice_project/0c292870b25a325b5ed35f6b45599d2ea4458e77</meta:generator>
    <dc:date>2018-10-12T22:04:52.140000000</dc:date>
    <meta:editing-duration>PT6H21M34S</meta:editing-duration>
    <meta:editing-cycles>72</meta:editing-cycles>
    <meta:document-statistic meta:object-count="44"/>
  </office:meta>
</office:document-meta>
</file>